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17E1000009ED05308B322779064C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style:shadow="none" style:text-autospace="none" style:snap-to-layout-grid="false">
        <style:tab-stops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margin-top="0.199cm" fo:margin-bottom="0cm" loext:contextual-spacing="false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top="0cm" fo:margin-bottom="0.109cm" loext:contextual-spacing="false" fo:line-height="100%" style:shadow="none">
        <style:tab-stops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7" style:family="paragraph" style:parent-style-name="Standard" style:master-page-name="Standard">
      <style:paragraph-properties fo:margin-top="0.3cm" fo:margin-bottom="0cm" loext:contextual-spacing="false" fo:text-align="start" style:justify-single-word="false" style:page-number="auto" style:shadow="none" style:text-autospace="none" style:snap-to-layout-grid="false">
        <style:tab-stops/>
        <style:drop-cap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8" style:family="paragraph" style:parent-style-name="Footnote">
      <style:text-properties style:font-name="Arial" fo:font-size="8pt" style:font-size-asian="8pt" style:font-size-complex="8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fo:text-transform="lowercase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00" fo:language="zxx" fo:country="none" style:language-asian="zxx" style:country-asian="none"/>
    </style:style>
    <style:style style:name="T9" style:family="text">
      <style:text-properties style:font-name="Arial1"/>
    </style:style>
    <style:style style:name="T10" style:family="text">
      <style:text-properties style:font-name="Arial1" fo:font-size="9pt" style:font-size-asian="9pt" style:font-name-complex="Arial" style:font-size-complex="9pt"/>
    </style:style>
    <style:style style:name="T11" style:family="text">
      <style:text-properties style:font-name="Arial1" style:font-name-complex="Arial"/>
    </style:style>
    <style:style style:name="T12" style:family="text">
      <style:text-properties style:font-name="Arial1" fo:font-size="8pt" style:font-size-asian="8pt" style:font-name-complex="Arial" style:font-size-complex="8pt"/>
    </style:style>
    <style:style style:name="T13" style:family="text">
      <style:text-properties style:font-name="Arial1" fo:font-size="8pt" style:font-size-asian="8pt" style:font-size-complex="8pt"/>
    </style:style>
    <style:style style:name="T14" style:family="text">
      <style:text-properties style:font-name="Arial1" fo:font-size="8pt" fo:font-weight="normal" style:font-size-asian="8pt" style:font-weight-asian="normal" style:font-name-complex="Arial" style:font-size-complex="8pt" style:font-weight-complex="normal"/>
    </style:style>
    <style:style style:name="T15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font-name="Arial1" fo:font-weight="normal" style:font-weight-asian="normal" style:font-name-complex="Arial" style:font-weight-complex="normal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fo:font-size="8pt" fo:font-weight="normal" style:font-size-asian="8pt" style:font-weight-asian="normal" style:font-name-complex="Arial" style:font-size-complex="8pt" style:font-weight-complex="normal"/>
    </style:style>
    <style:style style:name="T19" style:family="text">
      <style:text-properties fo:font-size="8pt" fo:font-weight="normal" style:font-size-asian="8pt" style:font-weight-asian="normal" style:font-size-complex="8pt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T2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locaadr" text:name="cer93_locaadr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histochoixcer93_2_isrejet"/>
        <text:user-field-decl office:value-type="string" office:string-value="" text:name="cer93_histochoixcer93_3_isrejet"/>
        <text:user-field-decl office:value-type="string" office:string-value="" text:name="cer93_histochoixcer93_1_isrejet"/>
        <text:user-field-decl office:value-type="string" office:string-value="" text:name="cer93_histochoixcer93_1_commentairenormecer93_0_modified"/>
        <text:user-field-decl office:value-type="string" office:string-value="" text:name="cer93_histochoixcer93_2_commentaire"/>
        <text:user-field-decl office:value-type="string" office:string-value="" text:name="cer93_histochoixcer93_1_commentaire"/>
        <text:user-field-decl office:value-type="string" office:string-value="" text:name="cer93_histochoixcer93_3_commentaire"/>
        <text:user-field-decl office:value-type="string" office:string-value="" text:name="cer93_histochoixcer93_3_decisioncs"/>
        <text:user-field-decl office:value-type="string" office:string-value="" text:name="cer93_histochoixcer93_3_cadre"/>
        <text:user-field-decl office:value-type="string" office:string-value="" text:name="cer93_histochoixcer93_3_decisioncadre"/>
        <text:user-field-decl office:value-type="string" office:string-value="" text:name="cer93_histochoixcer93_1_observationdecision"/>
        <text:user-field-decl office:value-type="string" office:string-value="" text:name="cer93_histochoixcer93_2_observationdecision"/>
        <text:user-field-decl office:value-type="string" office:string-value="" text:name="cer93_histochoixcer93_3_observationdecision"/>
        <text:user-field-decl office:value-type="string" office:string-value="" text:name="cer93_histochoixcer93_4_observationdecision"/>
        <text:user-field-decl office:value-type="string" office:string-value="" text:name="cer93_histochoixcer93_4_commentairenormecer93"/>
        <text:user-field-decl office:value-type="string" office:string-value="" text:name="cer93_histochoixcer93_4_commentaire"/>
        <text:user-field-decl office:value-type="string" office:string-value="" text:name="cer93_histochoixcer93_0_commentaire"/>
        <text:user-field-decl office:value-type="string" office:string-value="" text:name="cer93_histochoixcer93_0_decisioncs"/>
        <text:user-field-decl office:value-type="string" office:string-value="" text:name="cer93_histochoixcer93_1_decisioncs"/>
        <text:user-field-decl office:value-type="string" office:string-value="" text:name="cer93_histochoixcer93_2_decisioncs"/>
        <text:user-field-decl office:value-type="string" office:string-value="" text:name="cer93_histochoixcer93_4_decisioncs"/>
        <text:user-field-decl office:value-type="string" office:string-value="" text:name="cer93_observationdecision"/>
        <text:user-field-decl office:value-type="string" office:string-value="" text:name="cer93_histochoixcer93__observationdecision"/>
        <text:user-field-decl office:value-type="string" office:string-value="" text:name="Cer93__observationdecision"/>
        <text:user-field-decl office:value-type="string" office:string-value="" text:name="cer93_histochoixcer93_6_observationdecision"/>
        <text:user-field-decl office:value-type="string" office:string-value="" text:name="contratinsertion_datevalidation_ci"/>
        <text:user-field-decl office:value-type="string" office:string-value="" text:name="Cer93.userpremierelecture"/>
        <text:user-field-decl office:value-type="string" office:string-value="" text:name="cer93_userpremierelecture_numtel"/>
        <text:user-field-decl office:value-type="string" office:string-value="" text:name="contratinsertion_datedecision"/>
        <text:user-field-decl office:value-type="string" office:string-value="" text:name="cer93_userpremierelecture"/>
        <text:user-field-decl office:value-type="string" office:string-value="" text:name="adresse_nomcom"/>
        <text:user-field-decl office:value-type="string" office:string-value="" text:name="cer93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2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3"/>
            </table:table-cell>
            <table:table-cell table:style-name="Tableau1.B1" office:value-type="string">
              <text:p text:style-name="P17"><text:user-field-get text:name="cer93_qual">cer93_qual</text:user-field-get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8">DPAS/SIS/N° CAF </text:span><text:span text:style-name="T8"><text:user-field-get text:name="dossier_matricule"/></text:span></text:p>
              <text:p text:style-name="P7"><text:text-input text:description="">Affaire suivie par : </text:text-input> <text:user-field-get text:name="cer93_userpremierelecture"/></text:p>
              <text:p text:style-name="P7"><text:text-input text:description="">Tél. : </text:text-input> <text:user-field-get text:name="cer93_userpremierelecture_numtel"/></text:p>
              <text:p text:style-name="P6"/>
              <text:p text:style-name="P6"/>
              <text:p text:style-name="P6"/>
              <text:p text:style-name="P6"/>
              <text:p text:style-name="P3">Bobigny le <text:user-field-get text:name="contratinsertion_datedecision"/></text:p>
            </table:table-cell>
            <table:table-cell table:style-name="Tableau1.B3" office:value-type="string">
              <text:p text:style-name="P5"><text:user-field-get text:name="cer93_adresse">cer93_adresse</text:user-field-get></text:p>
              <text:p text:style-name="P10"><text:span text:style-name="T6"><text:user-field-get text:name="cer93_codepos">cer93_codepos</text:user-field-get></text:span><text:span text:style-name="T6"> </text:span><text:span text:style-name="T6"><text:user-field-get text:name="cer93_nomcom"/></text:span></text:p>
            </table:table-cell>
          </table:table-row>
        </table:table>
        <text:p text:style-name="P2"/>
        <text:p text:style-name="P4"/>
        <text:p text:style-name="P4"><text:bookmark-start text:name="__DdeLink__76_1995454951"/><text:user-field-get text:name="cer93_qual">cer93_qual</text:user-field-get><text:bookmark-end text:name="__DdeLink__76_1995454951"/></text:p>
        <text:p text:style-name="P4"/>
        <text:p text:style-name="P8">Le <text:user-field-get text:name="contratinsertion_dd_ci"/> vous avez signé un Contrat d’Engagement Réciproque (CER), pour une durée de <text:user-field-get text:name="cer93_duree">cer93_duree</text:user-field-get>.</text:p>
        <text:p text:style-name="P4">Ce contrat est rejeté par le Président du Conseil départemental pour le motif suivant :</text:p>
        <text:p text:style-name="P4"/>
        <text:p text:style-name="P4"><text:hidden-paragraph text:condition="ooow:cer93_observationdecision ==&quot;&quot;" text:is-hidden="true"/><text:user-field-get text:name="cer93_observationdecision"/></text:p>
        <text:p text:style-name="P4"><text:hidden-paragraph text:condition="ooow:cer93_observationdecision ==&quot;&quot;" text:is-hidden="true"/></text:p>
        <text:p text:style-name="P4">Je vous invite à refaire un nouveau CER avec l’aide de votre service référent.</text:p>
        <text:p text:style-name="P4"/>
        <text:p text:style-name="P9"><text:span text:style-name="T5">Sans nouvelle proposition de CER de votre part, vous vous exposez à une suspension en tout ou partie du versement de votre Revenu de Solidarité Active comme le prévoit la loi</text:span><text:span text:style-name="Footnote_20_Symbol"><text:span text:style-name="T5"><text:note text:id="ftn1" text:note-class="footnote"><text:note-citation>1</text:note-citation><text:note-body><text:p text:style-name="Footnote"><text:s/><text:span text:style-name="T3">Article L262-35 du code de l’Action Sociale et des Familles</text:span></text:p><text:p text:style-name="Text_20_body"><text:span text:style-name="Strong_20_Emphasis"><text:span text:style-name="T21">Les données personnelles collectées sur votre dossier sont informatisées afin d’assurer la cohérence de votre parcours.</text:span></text:span></text:p><text:p text:style-name="P16"><text:span text:style-name="Strong_20_Emphasis"><text:span text:style-name="T22">Elles sont réservées à l’usage de votre structure d’accompagnement et au Conseil départemental.</text:span></text:span></text:p><text:p text:style-name="P18"><text:span text:style-name="T20"/></text:p></text:note-body></text:note></text:span></text:span></text:p>
        <text:p text:style-name="P4"/>
        <text:p text:style-name="P4">Je vous prie d’agréer, <text:user-field-get text:name="cer93_qual">cer93_qual</text:user-field-get>,<text:span text:style-name="T7"> </text:span>l’expression de mes salutations distinguées.</text:p>
        <text:p text:style-name="P4"/>
        <text:p text:style-name="P4"/>
        <text:p text:style-name="Standard"/>
        <text:p text:style-name="Standard"/>
        <text:p text:style-name="P15">Pour le Président du Conseil départemental</text:p>
        <text:p text:style-name="P15">et par délégation</text:p>
        <text:p text:style-name="P14"><draw:frame draw:style-name="fr1" draw:name="images3" text:anchor-type="paragraph" svg:x="7.313cm" svg:y="0.056cm" svg:width="5.895cm" svg:height="1.466cm" draw:z-index="0"><draw:image xlink:href="Pictures/20000007000017E1000009ED05308B322779064C.svm" xlink:type="simple" xlink:show="embed" xlink:actuate="onLoad"/></draw:frame>Clotilde Cottinea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 style:shadow="none" style:vertical-align="auto">
        <style:tab-stops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7-02-23T10:02:50.553000000</dc:date>
    <meta:editing-duration>PT9H55M25S</meta:editing-duration>
    <meta:editing-cycles>125</meta:editing-cycles>
    <meta:generator>LibreOffice/5.1.6.2$Windows_x86 LibreOffice_project/07ac168c60a517dba0f0d7bc7540f5afa45f0909</meta:generator>
    <meta:printed-by>julien </meta:printed-by>
    <meta:print-date>2011-08-04T08:53:36.88</meta:print-date>
    <meta:document-statistic meta:table-count="1" meta:image-count="1" meta:object-count="0" meta:page-count="1" meta:paragraph-count="21" meta:word-count="184" meta:character-count="1175" meta:non-whitespace-character-count="1005"/>
  </office:meta>
</office:document-meta>
</file>